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lf Evaluation by Owen Paul Meyer</text:p>
      <text:p text:style-name="Standard"/>
      <text:p text:style-name="Standard">This quarter I did my first independent learning contract working on a generative art project of my own design titled “Generative Design System.” <text:s/>For the project I put the knowledge and skills that I have amassed in the three years studying computer science at Evergreen with Dr Richard Weiss, Dr Sherri Shulman and Dr Neil Nelson. The purpose was to use these new skills to explore ideas related to my life long passion: math art.</text:p>
      <text:p text:style-name="Standard"/>
      <text:p text:style-name="Standard">I tested the concept out in the fall quarter by writing a simpler version of the underlying concept in Processing. <text:s/>For the Independent Learning Contract, I wrote an interactive Graphical User Interface to provide the user with the ability to explore generative design in two dimensional geometric patterns. <text:s/>The user inputs elements from designs they would like to explore. <text:s/>The program allows you to browse new designs that are made up from subsets of the input design creating means to rapidly and easily play around with design ideas made up out of elements you find interesting.</text:p>
      <text:p text:style-name="Standard"/>
      <text:p text:style-name="Standard">Throughout my adult life, I have enjoyed geometric design compositions with great interest. <text:s/>I have drawn from different areas of my life accumulating an intuitive sensibility about design and it's construction. From the perspective of exploring the architecture of carpentry and woodworking in residential homes and furniture, I have learned about geometrical configurations both in terms of structures and finishes. <text:s/>I can say that my aesthetic appreciation for the frames and structures that underlay finishes is of equal value to me as my taste for even the finest ornamental trimmings. <text:s/>Further more, there is perhaps not much subjective difference between the two for me in terms of how I approach them excepting for spatial transformations and material. <text:s/>Laying out and handling the material involves many of the same tools and processes whether the work is framing or finish.</text:p>
      <text:p text:style-name="Standard"/>
      <text:p text:style-name="Standard">From the perspective of drawing and sculpting, I have explored many compositions and decompositions of geometric forms. <text:s/>In this I have developed a personal, creative sense of how to combine structure and flourish into pleasing images. This quarter allowed me to take the important step of shifting my math art creations from drawings and three dimensional wood sculpture to two dimensional computer art. While 3D sculpture in great on display, it is difficult to share online in the creative communities that I have an affinity for.</text:p>
      <text:p text:style-name="Standard"/>
      <text:p text:style-name="Standard">For me this project is the extension of a life long interest and exploration in design and the construction of design based art-forms. <text:s/>I did not obtain any long range objectives such as the creation of distinctive design styles that cannot be traced directly to existing forms in art and architecture. <text:s/>This may be an absurdity to think that I would be able to achieve such an end, but it nonetheless provides a frame of reference to think about my exploration without ever “getting there”. <text:s/>I did manage to outline some clear, practical approaches to the generation of designs that bear further work and I intend to continue the pursuit of my absurd obj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4-03-24T09:08:09.07</meta:creation-date>
    <dc:date>2014-03-27T21:47:56.74</dc:date>
    <dc:creator>owen meyer</dc:creator>
    <meta:editing-duration>P3DT5H50M45S</meta:editing-duration>
    <meta:editing-cycles>4</meta:editing-cycles>
    <meta:generator>OpenOffice.org/3.3$Win32 OpenOffice.org_project/330m20$Build-9567</meta:generator>
    <meta:document-statistic meta:table-count="0" meta:image-count="0" meta:object-count="0" meta:page-count="1" meta:paragraph-count="6" meta:word-count="517" meta:character-count="3128"/>
  </office:meta>
</office:document-meta>
</file>